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1be6" officeooo:paragraph-rsid="001f1be6"/>
    </style:style>
    <style:style style:name="P2" style:family="paragraph" style:parent-style-name="Standard">
      <style:text-properties officeooo:rsid="001fc86a" officeooo:paragraph-rsid="001fc86a"/>
    </style:style>
    <style:style style:name="P3" style:family="paragraph" style:parent-style-name="Standard">
      <style:text-properties officeooo:rsid="00215c09" officeooo:paragraph-rsid="00215c09"/>
    </style:style>
    <style:style style:name="P4" style:family="paragraph" style:parent-style-name="Standard">
      <style:text-properties officeooo:rsid="00234228" officeooo:paragraph-rsid="00234228"/>
    </style:style>
    <style:style style:name="T1" style:family="text">
      <style:text-properties officeooo:rsid="001fc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:</text:p>
      <text:p text:style-name="P1"/>
      <text:p text:style-name="P1">1) Elle a lue trois fois Harry Potter.</text:p>
      <text:p text:style-name="P1"/>
      <text:p text:style-name="P1">2) Ils sont tous partis après l'examen machine.</text:p>
      <text:p text:style-name="P1"/>
      <text:p text:style-name="P1">3) Maman ! J'ai raté l'avion.</text:p>
      <text:p text:style-name="P1"/>
      <text:p text:style-name="P1">4) Ces fonctionnalités ne sont pas prévues dans le cahier des charges.</text:p>
      <text:p text:style-name="P1"/>
      <text:p text:style-name="P1">5) Avez-vous perdu vos données ? Oui, nous les avons perdues car elles n'étaient pas sauvegardées.</text:p>
      <text:p text:style-name="P1"/>
      <text:p text:style-name="P1"/>
      <text:p text:style-name="P1">Exercice 2 :</text:p>
      <text:p text:style-name="P1"/>
      <text:p text:style-name="P1">Objet : <text:span text:style-name="T1">commande n°42666 / Omelettotron défectueux</text:span></text:p>
      <text:p text:style-name="P1"/>
      <text:p text:style-name="P2">Monsieur,</text:p>
      <text:p text:style-name="P2"/>
      <text:p text:style-name="P2">F</text:p>
      <text:p text:style-name="P2"/>
      <text:p text:style-name="P3">A</text:p>
      <text:p text:style-name="P3"/>
      <text:p text:style-name="P3">E</text:p>
      <text:p text:style-name="P3"/>
      <text:p text:style-name="P3">C</text:p>
      <text:p text:style-name="P3"/>
      <text:p text:style-name="P3">B</text:p>
      <text:p text:style-name="P3"/>
      <text:p text:style-name="P3">D</text:p>
      <text:p text:style-name="P3"/>
      <text:p text:style-name="P3"/>
      <text:p text:style-name="P3">Exercice 3 :</text:p>
      <text:p text:style-name="P3"/>
      <text:p text:style-name="P4">Position : Je ne pourrai pas réaliser la modification demandée dans les temps.</text:p>
      <text:p text:style-name="P4"/>
      <text:p text:style-name="P4">Argument : </text:p>
      <text:p text:style-name="P4"/>
      <text:p text:style-name="P4">Solution : Je vous demande un nouveau déla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4:10:25.199532431</meta:creation-date>
    <dc:date>2014-12-12T15:37:44.688205389</dc:date>
    <meta:editing-duration>PT26M38S</meta:editing-duration>
    <meta:editing-cycles>1</meta:editing-cycles>
    <meta:document-statistic meta:table-count="0" meta:image-count="0" meta:object-count="0" meta:page-count="1" meta:paragraph-count="19" meta:word-count="96" meta:character-count="516" meta:non-whitespace-character-count="438"/>
    <meta:generator>LibreOffice/4.1.6.2$Linux_X86_64 LibreOffice_project/410m0$Build-2</meta:generator>
  </office:meta>
</office:document-meta>
</file>